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!</text:p>
      <text:p text:style-name="Standard">Bonjour <text:text-input text:description="">
{{ object.name }}
aaaa
{{ object.test|from_html }}</text:text-input><text:s/>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01:06</meta:creation-date>
    <dc:language>fr-FR</dc:language>
    <dc:date>2019-11-04T16:51:30.635509347</dc:date>
    <meta:editing-cycles>10</meta:editing-cycles>
    <meta:editing-duration>PT6M19S</meta:editing-duration>
    <meta:generator>LibreOffice/6.0.7.3$Linux_X86_64 LibreOffice_project/00m0$Build-3</meta:generator>
    <meta:document-statistic meta:table-count="0" meta:image-count="0" meta:object-count="0" meta:page-count="1" meta:paragraph-count="2" meta:word-count="13" meta:character-count="74" meta:non-whitespace-character-count="64"/>
  </office:meta>
</office:document-meta>
</file>